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sh - Open - Linear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56" calcext:value-type="float">
            <text:p>0,0156</text:p>
          </table:table-cell>
          <table:table-cell table:formula="of:=(SUM([.G2:.G6])/5)" office:value-type="float" office:value="0.0024" calcext:value-type="float">
            <text:p>0,0024</text:p>
          </table:table-cell>
          <table:table-cell table:formula="of:=(SUM([.H2:.H6])/5)" office:value-type="float" office:value="0.0056" calcext:value-type="float">
            <text:p>0,0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504" calcext:value-type="float">
            <text:p>0,0504</text:p>
          </table:table-cell>
          <table:table-cell table:formula="of:=(SUM([.F7:.F11])/5)" office:value-type="float" office:value="28.7912" calcext:value-type="float">
            <text:p>28,7912</text:p>
          </table:table-cell>
          <table:table-cell table:formula="of:=(SUM([.G7:.G11])/5)" office:value-type="float" office:value="0.086" calcext:value-type="float">
            <text:p>0,086</text:p>
          </table:table-cell>
          <table:table-cell table:formula="of:=(SUM([.H7:.H11])/5)" office:value-type="float" office:value="27.9294" calcext:value-type="float">
            <text:p>27,9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374" calcext:value-type="float">
            <text:p>0,0374</text:p>
          </table:table-cell>
          <table:table-cell table:formula="of:=(SUM([.F12:.F16])/5)" office:value-type="float" office:value="25.549" calcext:value-type="float">
            <text:p>25,549</text:p>
          </table:table-cell>
          <table:table-cell table:formula="of:=(SUM([.G12:.G16])/5)" office:value-type="float" office:value="0.0744" calcext:value-type="float">
            <text:p>0,0744</text:p>
          </table:table-cell>
          <table:table-cell table:formula="of:=(SUM([.H12:.H16])/5)" office:value-type="float" office:value="24.8094" calcext:value-type="float">
            <text:p>24,8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43" calcext:value-type="float">
            <text:p>0,043</text:p>
          </table:table-cell>
          <table:table-cell table:formula="of:=(SUM([.F17:.F21])/5)" office:value-type="float" office:value="26.4556" calcext:value-type="float">
            <text:p>26,4556</text:p>
          </table:table-cell>
          <table:table-cell table:formula="of:=(SUM([.G17:.G21])/5)" office:value-type="float" office:value="0.0918" calcext:value-type="float">
            <text:p>0,0918</text:p>
          </table:table-cell>
          <table:table-cell table:formula="of:=(SUM([.H17:.H21])/5)" office:value-type="float" office:value="25.6618" calcext:value-type="float">
            <text:p>25,6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2224" calcext:value-type="float">
            <text:p>0,2224</text:p>
          </table:table-cell>
          <table:table-cell table:formula="of:=(SUM([.F22:.F26])/5)" office:value-type="float" office:value="587.4336" calcext:value-type="float">
            <text:p>587,4336</text:p>
          </table:table-cell>
          <table:table-cell table:formula="of:=(SUM([.G22:.G26])/5)" office:value-type="float" office:value="0.1726" calcext:value-type="float">
            <text:p>0,1726</text:p>
          </table:table-cell>
          <table:table-cell table:formula="of:=(SUM([.H22:.H26])/5)" office:value-type="float" office:value="584.0428" calcext:value-type="float">
            <text:p>584,0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698" calcext:value-type="float">
            <text:p>23,698</text:p>
          </table:table-cell>
          <table:table-cell office:value-type="float" office:value="0.063" calcext:value-type="float">
            <text:p>0,063</text:p>
          </table:table-cell>
          <table:table-cell office:value-type="float" office:value="23.016" calcext:value-type="float">
            <text:p>23,0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6.048" calcext:value-type="float">
            <text:p>26,048</text:p>
          </table:table-cell>
          <table:table-cell office:value-type="float" office:value="0.069" calcext:value-type="float">
            <text:p>0,069</text:p>
          </table:table-cell>
          <table:table-cell office:value-type="float" office:value="25.289" calcext:value-type="float">
            <text:p>25,2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664" calcext:value-type="float">
            <text:p>24,664</text:p>
          </table:table-cell>
          <table:table-cell office:value-type="float" office:value="0.086" calcext:value-type="float">
            <text:p>0,086</text:p>
          </table:table-cell>
          <table:table-cell office:value-type="float" office:value="23.897" calcext:value-type="float">
            <text:p>23,8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28.72" calcext:value-type="float">
            <text:p>28,72</text:p>
          </table:table-cell>
          <table:table-cell office:value-type="float" office:value="0.087" calcext:value-type="float">
            <text:p>0,087</text:p>
          </table:table-cell>
          <table:table-cell office:value-type="float" office:value="27.862" calcext:value-type="float">
            <text:p>27,8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40.826" calcext:value-type="float">
            <text:p>40,826</text:p>
          </table:table-cell>
          <table:table-cell office:value-type="float" office:value="0.125" calcext:value-type="float">
            <text:p>0,125</text:p>
          </table:table-cell>
          <table:table-cell office:value-type="float" office:value="39.583" calcext:value-type="float">
            <text:p>39,5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5.563" calcext:value-type="float">
            <text:p>25,563</text:p>
          </table:table-cell>
          <table:table-cell office:value-type="float" office:value="0.071" calcext:value-type="float">
            <text:p>0,071</text:p>
          </table:table-cell>
          <table:table-cell office:value-type="float" office:value="24.802" calcext:value-type="float">
            <text:p>24,8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4.467" calcext:value-type="float">
            <text:p>24,467</text:p>
          </table:table-cell>
          <table:table-cell office:value-type="float" office:value="0.063" calcext:value-type="float">
            <text:p>0,063</text:p>
          </table:table-cell>
          <table:table-cell office:value-type="float" office:value="23.728" calcext:value-type="float">
            <text:p>23,7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28.258" calcext:value-type="float">
            <text:p>28,258</text:p>
          </table:table-cell>
          <table:table-cell office:value-type="float" office:value="0.086" calcext:value-type="float">
            <text:p>0,086</text:p>
          </table:table-cell>
          <table:table-cell office:value-type="float" office:value="27.45" calcext:value-type="float">
            <text:p>27,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5.157" calcext:value-type="float">
            <text:p>25,157</text:p>
          </table:table-cell>
          <table:table-cell office:value-type="float" office:value="0.081" calcext:value-type="float">
            <text:p>0,081</text:p>
          </table:table-cell>
          <table:table-cell office:value-type="float" office:value="24.454" calcext:value-type="float">
            <text:p>24,4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24.3" calcext:value-type="float">
            <text:p>24,3</text:p>
          </table:table-cell>
          <table:table-cell office:value-type="float" office:value="0.071" calcext:value-type="float">
            <text:p>0,071</text:p>
          </table:table-cell>
          <table:table-cell office:value-type="float" office:value="23.613" calcext:value-type="float">
            <text:p>23,6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23.401" calcext:value-type="float">
            <text:p>23,401</text:p>
          </table:table-cell>
          <table:table-cell office:value-type="float" office:value="0.097" calcext:value-type="float">
            <text:p>0,097</text:p>
          </table:table-cell>
          <table:table-cell office:value-type="float" office:value="22.669" calcext:value-type="float">
            <text:p>22,6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006" calcext:value-type="float">
            <text:p>23,006</text:p>
          </table:table-cell>
          <table:table-cell office:value-type="float" office:value="0.07" calcext:value-type="float">
            <text:p>0,07</text:p>
          </table:table-cell>
          <table:table-cell office:value-type="float" office:value="22.316" calcext:value-type="float">
            <text:p>22,3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29.243" calcext:value-type="float">
            <text:p>29,243</text:p>
          </table:table-cell>
          <table:table-cell office:value-type="float" office:value="0.088" calcext:value-type="float">
            <text:p>0,088</text:p>
          </table:table-cell>
          <table:table-cell office:value-type="float" office:value="28.375" calcext:value-type="float">
            <text:p>28,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28.164" calcext:value-type="float">
            <text:p>28,164</text:p>
          </table:table-cell>
          <table:table-cell office:value-type="float" office:value="0.089" calcext:value-type="float">
            <text:p>0,089</text:p>
          </table:table-cell>
          <table:table-cell office:value-type="float" office:value="27.334" calcext:value-type="float">
            <text:p>27,3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8.464" calcext:value-type="float">
            <text:p>28,464</text:p>
          </table:table-cell>
          <table:table-cell office:value-type="float" office:value="0.115" calcext:value-type="float">
            <text:p>0,115</text:p>
          </table:table-cell>
          <table:table-cell office:value-type="float" office:value="27.615" calcext:value-type="float">
            <text:p>27,6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580.024" calcext:value-type="float">
            <text:p>580,024</text:p>
          </table:table-cell>
          <table:table-cell office:value-type="float" office:value="0.167" calcext:value-type="float">
            <text:p>0,167</text:p>
          </table:table-cell>
          <table:table-cell office:value-type="float" office:value="576.656" calcext:value-type="float">
            <text:p>576,6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598.508" calcext:value-type="float">
            <text:p>598,508</text:p>
          </table:table-cell>
          <table:table-cell office:value-type="float" office:value="0.19" calcext:value-type="float">
            <text:p>0,19</text:p>
          </table:table-cell>
          <table:table-cell office:value-type="float" office:value="595.06" calcext:value-type="float">
            <text:p>595,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  <table:table-cell office:value-type="float" office:value="599.956" calcext:value-type="float">
            <text:p>599,956</text:p>
          </table:table-cell>
          <table:table-cell office:value-type="float" office:value="0.167" calcext:value-type="float">
            <text:p>0,167</text:p>
          </table:table-cell>
          <table:table-cell office:value-type="float" office:value="596.532" calcext:value-type="float">
            <text:p>596,5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 office:value-type="float" office:value="571.818" calcext:value-type="float">
            <text:p>571,818</text:p>
          </table:table-cell>
          <table:table-cell office:value-type="float" office:value="0.161" calcext:value-type="float">
            <text:p>0,161</text:p>
          </table:table-cell>
          <table:table-cell office:value-type="float" office:value="568.458" calcext:value-type="float">
            <text:p>568,45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 office:value-type="float" office:value="586.862" calcext:value-type="float">
            <text:p>586,862</text:p>
          </table:table-cell>
          <table:table-cell office:value-type="float" office:value="0.178" calcext:value-type="float">
            <text:p>0,178</text:p>
          </table:table-cell>
          <table:table-cell office:value-type="float" office:value="583.508" calcext:value-type="float">
            <text:p>583,508</text:p>
          </table:table-cell>
          <table:table-cell table:number-columns-repeated="8"/>
        </table:table-row>
      </table:table>
      <table:table table:name="Hash - Open - Quadratic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4" calcext:value-type="float">
            <text:p>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6" calcext:value-type="float">
            <text:p>0,0016</text:p>
          </table:table-cell>
          <table:table-cell table:formula="of:=(SUM([.F2:.F6])/5)" office:value-type="float" office:value="0.0184" calcext:value-type="float">
            <text:p>0,0184</text:p>
          </table:table-cell>
          <table:table-cell table:formula="of:=(SUM([.G2:.G6])/5)" office:value-type="float" office:value="0.0034" calcext:value-type="float">
            <text:p>0,0034</text:p>
          </table:table-cell>
          <table:table-cell table:formula="of:=(SUM([.H2:.H6])/5)" office:value-type="float" office:value="0.0078" calcext:value-type="float">
            <text:p>0,0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655" calcext:value-type="float">
            <text:p>655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39" calcext:value-type="float">
            <text:p>0,039</text:p>
          </table:table-cell>
          <table:table-cell table:formula="of:=(SUM([.F7:.F11])/5)" office:value-type="float" office:value="26.4956" calcext:value-type="float">
            <text:p>26,4956</text:p>
          </table:table-cell>
          <table:table-cell table:formula="of:=(SUM([.G7:.G11])/5)" office:value-type="float" office:value="0.0758" calcext:value-type="float">
            <text:p>0,0758</text:p>
          </table:table-cell>
          <table:table-cell table:formula="of:=(SUM([.H7:.H11])/5)" office:value-type="float" office:value="25.7054" calcext:value-type="float">
            <text:p>25,7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0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633" calcext:value-type="float">
            <text:p>633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452" calcext:value-type="float">
            <text:p>0,0452</text:p>
          </table:table-cell>
          <table:table-cell table:formula="of:=(SUM([.F12:.F16])/5)" office:value-type="float" office:value="28.6108" calcext:value-type="float">
            <text:p>28,6108</text:p>
          </table:table-cell>
          <table:table-cell table:formula="of:=(SUM([.G12:.G16])/5)" office:value-type="float" office:value="0.09" calcext:value-type="float">
            <text:p>0,09</text:p>
          </table:table-cell>
          <table:table-cell table:formula="of:=(SUM([.H12:.H16])/5)" office:value-type="float" office:value="27.761" calcext:value-type="float">
            <text:p>27,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496" calcext:value-type="float">
            <text:p>496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376" calcext:value-type="float">
            <text:p>0,0376</text:p>
          </table:table-cell>
          <table:table-cell table:formula="of:=(SUM([.F17:.F21])/5)" office:value-type="float" office:value="24.4654" calcext:value-type="float">
            <text:p>24,4654</text:p>
          </table:table-cell>
          <table:table-cell table:formula="of:=(SUM([.G17:.G21])/5)" office:value-type="float" office:value="0.0666" calcext:value-type="float">
            <text:p>0,0666</text:p>
          </table:table-cell>
          <table:table-cell table:formula="of:=(SUM([.H17:.H21])/5)" office:value-type="float" office:value="23.7584" calcext:value-type="float">
            <text:p>23,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4051" calcext:value-type="float">
            <text:p>4051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1986" calcext:value-type="float">
            <text:p>0,1986</text:p>
          </table:table-cell>
          <table:table-cell table:formula="of:=(SUM([.F22:.F26])/5)" office:value-type="float" office:value="591.6906" calcext:value-type="float">
            <text:p>591,6906</text:p>
          </table:table-cell>
          <table:table-cell table:formula="of:=(SUM([.G22:.G26])/5)" office:value-type="float" office:value="0.1816" calcext:value-type="float">
            <text:p>0,1816</text:p>
          </table:table-cell>
          <table:table-cell table:formula="of:=(SUM([.H22:.H26])/5)" office:value-type="float" office:value="588.2954" calcext:value-type="float">
            <text:p>588,2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35.811" calcext:value-type="float">
            <text:p>35,811</text:p>
          </table:table-cell>
          <table:table-cell office:value-type="float" office:value="0.098" calcext:value-type="float">
            <text:p>0,098</text:p>
          </table:table-cell>
          <table:table-cell office:value-type="float" office:value="34.772" calcext:value-type="float">
            <text:p>34,7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69" calcext:value-type="float">
            <text:p>0,069</text:p>
          </table:table-cell>
          <table:table-cell office:value-type="float" office:value="23.381" calcext:value-type="float">
            <text:p>23,3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47" calcext:value-type="float">
            <text:p>24,147</text:p>
          </table:table-cell>
          <table:table-cell office:value-type="float" office:value="0.07" calcext:value-type="float">
            <text:p>0,07</text:p>
          </table:table-cell>
          <table:table-cell office:value-type="float" office:value="23.429" calcext:value-type="float">
            <text:p>23,4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14" calcext:value-type="float">
            <text:p>24,814</text:p>
          </table:table-cell>
          <table:table-cell office:value-type="float" office:value="0.069" calcext:value-type="float">
            <text:p>0,069</text:p>
          </table:table-cell>
          <table:table-cell office:value-type="float" office:value="24.081" calcext:value-type="float">
            <text:p>24,08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23.593" calcext:value-type="float">
            <text:p>23,593</text:p>
          </table:table-cell>
          <table:table-cell office:value-type="float" office:value="0.073" calcext:value-type="float">
            <text:p>0,073</text:p>
          </table:table-cell>
          <table:table-cell office:value-type="float" office:value="22.864" calcext:value-type="float">
            <text:p>22,8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24.082" calcext:value-type="float">
            <text:p>24,082</text:p>
          </table:table-cell>
          <table:table-cell office:value-type="float" office:value="0.072" calcext:value-type="float">
            <text:p>0,072</text:p>
          </table:table-cell>
          <table:table-cell office:value-type="float" office:value="23.364" calcext:value-type="float">
            <text:p>23,3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39.132" calcext:value-type="float">
            <text:p>39,132</text:p>
          </table:table-cell>
          <table:table-cell office:value-type="float" office:value="0.128" calcext:value-type="float">
            <text:p>0,128</text:p>
          </table:table-cell>
          <table:table-cell office:value-type="float" office:value="37.985" calcext:value-type="float">
            <text:p>37,9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853" calcext:value-type="float">
            <text:p>24,853</text:p>
          </table:table-cell>
          <table:table-cell office:value-type="float" office:value="0.092" calcext:value-type="float">
            <text:p>0,092</text:p>
          </table:table-cell>
          <table:table-cell office:value-type="float" office:value="24.094" calcext:value-type="float">
            <text:p>24,0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float" office:value="24.113" calcext:value-type="float">
            <text:p>24,113</text:p>
          </table:table-cell>
          <table:table-cell office:value-type="float" office:value="0.073" calcext:value-type="float">
            <text:p>0,073</text:p>
          </table:table-cell>
          <table:table-cell office:value-type="float" office:value="23.399" calcext:value-type="float">
            <text:p>23,39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 office:value-type="float" office:value="30.874" calcext:value-type="float">
            <text:p>30,874</text:p>
          </table:table-cell>
          <table:table-cell office:value-type="float" office:value="0.085" calcext:value-type="float">
            <text:p>0,085</text:p>
          </table:table-cell>
          <table:table-cell office:value-type="float" office:value="29.963" calcext:value-type="float">
            <text:p>29,9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4.067" calcext:value-type="float">
            <text:p>24,067</text:p>
          </table:table-cell>
          <table:table-cell office:value-type="float" office:value="0.068" calcext:value-type="float">
            <text:p>0,068</text:p>
          </table:table-cell>
          <table:table-cell office:value-type="float" office:value="23.367" calcext:value-type="float">
            <text:p>23,3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23.944" calcext:value-type="float">
            <text:p>23,944</text:p>
          </table:table-cell>
          <table:table-cell office:value-type="float" office:value="0.071" calcext:value-type="float">
            <text:p>0,071</text:p>
          </table:table-cell>
          <table:table-cell office:value-type="float" office:value="23.243" calcext:value-type="float">
            <text:p>23,2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,037</text:p>
          </table:table-cell>
          <table:table-cell office:value-type="float" office:value="23.883" calcext:value-type="float">
            <text:p>23,883</text:p>
          </table:table-cell>
          <table:table-cell office:value-type="float" office:value="0.055" calcext:value-type="float">
            <text:p>0,055</text:p>
          </table:table-cell>
          <table:table-cell office:value-type="float" office:value="23.181" calcext:value-type="float">
            <text:p>23,1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office:value-type="float" office:value="23.895" calcext:value-type="float">
            <text:p>23,895</text:p>
          </table:table-cell>
          <table:table-cell office:value-type="float" office:value="0.064" calcext:value-type="float">
            <text:p>0,064</text:p>
          </table:table-cell>
          <table:table-cell office:value-type="float" office:value="23.213" calcext:value-type="float">
            <text:p>23,2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  <table:table-cell office:value-type="float" office:value="26.538" calcext:value-type="float">
            <text:p>26,538</text:p>
          </table:table-cell>
          <table:table-cell office:value-type="float" office:value="0.075" calcext:value-type="float">
            <text:p>0,075</text:p>
          </table:table-cell>
          <table:table-cell office:value-type="float" office:value="25.788" calcext:value-type="float">
            <text:p>25,7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582.333" calcext:value-type="float">
            <text:p>582,333</text:p>
          </table:table-cell>
          <table:table-cell office:value-type="float" office:value="0.175" calcext:value-type="float">
            <text:p>0,175</text:p>
          </table:table-cell>
          <table:table-cell office:value-type="float" office:value="579.021" calcext:value-type="float">
            <text:p>579,0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,206</text:p>
          </table:table-cell>
          <table:table-cell office:value-type="float" office:value="580.187" calcext:value-type="float">
            <text:p>580,187</text:p>
          </table:table-cell>
          <table:table-cell office:value-type="float" office:value="0.179" calcext:value-type="float">
            <text:p>0,179</text:p>
          </table:table-cell>
          <table:table-cell office:value-type="float" office:value="576.957" calcext:value-type="float">
            <text:p>576,9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,193</text:p>
          </table:table-cell>
          <table:table-cell office:value-type="float" office:value="579.251" calcext:value-type="float">
            <text:p>579,251</text:p>
          </table:table-cell>
          <table:table-cell office:value-type="float" office:value="0.163" calcext:value-type="float">
            <text:p>0,163</text:p>
          </table:table-cell>
          <table:table-cell office:value-type="float" office:value="575.95" calcext:value-type="float">
            <text:p>575,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 office:value-type="float" office:value="618.316" calcext:value-type="float">
            <text:p>618,316</text:p>
          </table:table-cell>
          <table:table-cell office:value-type="float" office:value="0.195" calcext:value-type="float">
            <text:p>0,195</text:p>
          </table:table-cell>
          <table:table-cell office:value-type="float" office:value="614.751" calcext:value-type="float">
            <text:p>614,7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,198</text:p>
          </table:table-cell>
          <table:table-cell office:value-type="float" office:value="598.366" calcext:value-type="float">
            <text:p>598,366</text:p>
          </table:table-cell>
          <table:table-cell office:value-type="float" office:value="0.196" calcext:value-type="float">
            <text:p>0,196</text:p>
          </table:table-cell>
          <table:table-cell office:value-type="float" office:value="594.798" calcext:value-type="float">
            <text:p>594,798</text:p>
          </table:table-cell>
          <table:table-cell table:number-columns-repeated="8"/>
        </table:table-row>
      </table:table>
      <table:table table:name="Hash - Open - Doubl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21" calcext:value-type="float">
            <text:p>21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18" calcext:value-type="float">
            <text:p>0,0018</text:p>
          </table:table-cell>
          <table:table-cell table:formula="of:=(SUM([.F2:.F6])/5)" office:value-type="float" office:value="0.0162" calcext:value-type="float">
            <text:p>0,0162</text:p>
          </table:table-cell>
          <table:table-cell table:formula="of:=(SUM([.G2:.G6])/5)" office:value-type="float" office:value="0.0036" calcext:value-type="float">
            <text:p>0,0036</text:p>
          </table:table-cell>
          <table:table-cell table:formula="of:=(SUM([.H2:.H6])/5)" office:value-type="float" office:value="0.0052" calcext:value-type="float">
            <text:p>0,0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3334" calcext:value-type="float">
            <text:p>3334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872" calcext:value-type="float">
            <text:p>0,0872</text:p>
          </table:table-cell>
          <table:table-cell table:formula="of:=(SUM([.F7:.F11])/5)" office:value-type="float" office:value="24.615" calcext:value-type="float">
            <text:p>24,615</text:p>
          </table:table-cell>
          <table:table-cell table:formula="of:=(SUM([.G7:.G11])/5)" office:value-type="float" office:value="0.078" calcext:value-type="float">
            <text:p>0,078</text:p>
          </table:table-cell>
          <table:table-cell table:formula="of:=(SUM([.H7:.H11])/5)" office:value-type="float" office:value="23.907" calcext:value-type="float">
            <text:p>23,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3209" calcext:value-type="float">
            <text:p>3209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864" calcext:value-type="float">
            <text:p>0,0864</text:p>
          </table:table-cell>
          <table:table-cell table:formula="of:=(SUM([.F12:.F16])/5)" office:value-type="float" office:value="25.4416" calcext:value-type="float">
            <text:p>25,4416</text:p>
          </table:table-cell>
          <table:table-cell table:formula="of:=(SUM([.G12:.G16])/5)" office:value-type="float" office:value="0.0866" calcext:value-type="float">
            <text:p>0,0866</text:p>
          </table:table-cell>
          <table:table-cell table:formula="of:=(SUM([.H12:.H16])/5)" office:value-type="float" office:value="24.6828" calcext:value-type="float">
            <text:p>24,6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3214" calcext:value-type="float">
            <text:p>3214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868" calcext:value-type="float">
            <text:p>0,0868</text:p>
          </table:table-cell>
          <table:table-cell table:formula="of:=(SUM([.F17:.F21])/5)" office:value-type="float" office:value="23.8168" calcext:value-type="float">
            <text:p>23,8168</text:p>
          </table:table-cell>
          <table:table-cell table:formula="of:=(SUM([.G17:.G21])/5)" office:value-type="float" office:value="0.0796" calcext:value-type="float">
            <text:p>0,0796</text:p>
          </table:table-cell>
          <table:table-cell table:formula="of:=(SUM([.H17:.H21])/5)" office:value-type="float" office:value="23.1344" calcext:value-type="float">
            <text:p>23,1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04" calcext:value-type="float">
            <text:p>0,004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16639" calcext:value-type="float">
            <text:p>16639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4556" calcext:value-type="float">
            <text:p>0,4556</text:p>
          </table:table-cell>
          <table:table-cell table:formula="of:=(SUM([.F22:.F26])/5)" office:value-type="float" office:value="584.0416" calcext:value-type="float">
            <text:p>584,0416</text:p>
          </table:table-cell>
          <table:table-cell table:formula="of:=(SUM([.G22:.G26])/5)" office:value-type="float" office:value="0.1856" calcext:value-type="float">
            <text:p>0,1856</text:p>
          </table:table-cell>
          <table:table-cell table:formula="of:=(SUM([.H22:.H26])/5)" office:value-type="float" office:value="580.6692" calcext:value-type="float">
            <text:p>580,6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3.676" calcext:value-type="float">
            <text:p>23,676</text:p>
          </table:table-cell>
          <table:table-cell office:value-type="float" office:value="0.071" calcext:value-type="float">
            <text:p>0,071</text:p>
          </table:table-cell>
          <table:table-cell office:value-type="float" office:value="22.99" calcext:value-type="float">
            <text:p>22,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,087</text:p>
          </table:table-cell>
          <table:table-cell office:value-type="float" office:value="25.452" calcext:value-type="float">
            <text:p>25,452</text:p>
          </table:table-cell>
          <table:table-cell office:value-type="float" office:value="0.082" calcext:value-type="float">
            <text:p>0,082</text:p>
          </table:table-cell>
          <table:table-cell office:value-type="float" office:value="24.732" calcext:value-type="float">
            <text:p>24,7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4.679" calcext:value-type="float">
            <text:p>24,679</text:p>
          </table:table-cell>
          <table:table-cell office:value-type="float" office:value="0.083" calcext:value-type="float">
            <text:p>0,083</text:p>
          </table:table-cell>
          <table:table-cell office:value-type="float" office:value="23.974" calcext:value-type="float">
            <text:p>23,9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4.638" calcext:value-type="float">
            <text:p>24,638</text:p>
          </table:table-cell>
          <table:table-cell office:value-type="float" office:value="0.073" calcext:value-type="float">
            <text:p>0,073</text:p>
          </table:table-cell>
          <table:table-cell office:value-type="float" office:value="23.951" calcext:value-type="float">
            <text:p>23,95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24.63" calcext:value-type="float">
            <text:p>24,63</text:p>
          </table:table-cell>
          <table:table-cell office:value-type="float" office:value="0.081" calcext:value-type="float">
            <text:p>0,081</text:p>
          </table:table-cell>
          <table:table-cell office:value-type="float" office:value="23.888" calcext:value-type="float">
            <text:p>23,88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6.445" calcext:value-type="float">
            <text:p>26,445</text:p>
          </table:table-cell>
          <table:table-cell office:value-type="float" office:value="0.091" calcext:value-type="float">
            <text:p>0,091</text:p>
          </table:table-cell>
          <table:table-cell office:value-type="float" office:value="25.631" calcext:value-type="float">
            <text:p>25,6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7.247" calcext:value-type="float">
            <text:p>27,247</text:p>
          </table:table-cell>
          <table:table-cell office:value-type="float" office:value="0.121" calcext:value-type="float">
            <text:p>0,121</text:p>
          </table:table-cell>
          <table:table-cell office:value-type="float" office:value="26.384" calcext:value-type="float">
            <text:p>26,3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3.794" calcext:value-type="float">
            <text:p>23,794</text:p>
          </table:table-cell>
          <table:table-cell office:value-type="float" office:value="0.071" calcext:value-type="float">
            <text:p>0,071</text:p>
          </table:table-cell>
          <table:table-cell office:value-type="float" office:value="23.104" calcext:value-type="float">
            <text:p>23,10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24.7" calcext:value-type="float">
            <text:p>24,7</text:p>
          </table:table-cell>
          <table:table-cell office:value-type="float" office:value="0.072" calcext:value-type="float">
            <text:p>0,072</text:p>
          </table:table-cell>
          <table:table-cell office:value-type="float" office:value="23.984" calcext:value-type="float">
            <text:p>23,9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,087</text:p>
          </table:table-cell>
          <table:table-cell office:value-type="float" office:value="25.022" calcext:value-type="float">
            <text:p>25,022</text:p>
          </table:table-cell>
          <table:table-cell office:value-type="float" office:value="0.078" calcext:value-type="float">
            <text:p>0,078</text:p>
          </table:table-cell>
          <table:table-cell office:value-type="float" office:value="24.311" calcext:value-type="float">
            <text:p>24,3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22.842" calcext:value-type="float">
            <text:p>22,842</text:p>
          </table:table-cell>
          <table:table-cell office:value-type="float" office:value="0.093" calcext:value-type="float">
            <text:p>0,093</text:p>
          </table:table-cell>
          <table:table-cell office:value-type="float" office:value="22.171" calcext:value-type="float">
            <text:p>22,1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2.697" calcext:value-type="float">
            <text:p>22,697</text:p>
          </table:table-cell>
          <table:table-cell office:value-type="float" office:value="0.063" calcext:value-type="float">
            <text:p>0,063</text:p>
          </table:table-cell>
          <table:table-cell office:value-type="float" office:value="22.042" calcext:value-type="float">
            <text:p>22,0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3.883" calcext:value-type="float">
            <text:p>23,883</text:p>
          </table:table-cell>
          <table:table-cell office:value-type="float" office:value="0.08" calcext:value-type="float">
            <text:p>0,08</text:p>
          </table:table-cell>
          <table:table-cell office:value-type="float" office:value="23.202" calcext:value-type="float">
            <text:p>23,20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 office:value-type="float" office:value="23.292" calcext:value-type="float">
            <text:p>23,292</text:p>
          </table:table-cell>
          <table:table-cell office:value-type="float" office:value="0.076" calcext:value-type="float">
            <text:p>0,076</text:p>
          </table:table-cell>
          <table:table-cell office:value-type="float" office:value="22.623" calcext:value-type="float">
            <text:p>22,6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26.37" calcext:value-type="float">
            <text:p>26,37</text:p>
          </table:table-cell>
          <table:table-cell office:value-type="float" office:value="0.086" calcext:value-type="float">
            <text:p>0,086</text:p>
          </table:table-cell>
          <table:table-cell office:value-type="float" office:value="25.634" calcext:value-type="float">
            <text:p>25,6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,544</text:p>
          </table:table-cell>
          <table:table-cell office:value-type="float" office:value="588.581" calcext:value-type="float">
            <text:p>588,581</text:p>
          </table:table-cell>
          <table:table-cell office:value-type="float" office:value="0.175" calcext:value-type="float">
            <text:p>0,175</text:p>
          </table:table-cell>
          <table:table-cell office:value-type="float" office:value="585.201" calcext:value-type="float">
            <text:p>585,2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,439</text:p>
          </table:table-cell>
          <table:table-cell office:value-type="float" office:value="580.829" calcext:value-type="float">
            <text:p>580,829</text:p>
          </table:table-cell>
          <table:table-cell office:value-type="float" office:value="0.194" calcext:value-type="float">
            <text:p>0,194</text:p>
          </table:table-cell>
          <table:table-cell office:value-type="float" office:value="577.507" calcext:value-type="float">
            <text:p>577,5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,429</text:p>
          </table:table-cell>
          <table:table-cell office:value-type="float" office:value="581.902" calcext:value-type="float">
            <text:p>581,902</text:p>
          </table:table-cell>
          <table:table-cell office:value-type="float" office:value="0.188" calcext:value-type="float">
            <text:p>0,188</text:p>
          </table:table-cell>
          <table:table-cell office:value-type="float" office:value="578.46" calcext:value-type="float">
            <text:p>578,4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,435</text:p>
          </table:table-cell>
          <table:table-cell office:value-type="float" office:value="584.462" calcext:value-type="float">
            <text:p>584,462</text:p>
          </table:table-cell>
          <table:table-cell office:value-type="float" office:value="0.173" calcext:value-type="float">
            <text:p>0,173</text:p>
          </table:table-cell>
          <table:table-cell office:value-type="float" office:value="581.153" calcext:value-type="float">
            <text:p>581,1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,431</text:p>
          </table:table-cell>
          <table:table-cell office:value-type="float" office:value="584.434" calcext:value-type="float">
            <text:p>584,434</text:p>
          </table:table-cell>
          <table:table-cell office:value-type="float" office:value="0.198" calcext:value-type="float">
            <text:p>0,198</text:p>
          </table:table-cell>
          <table:table-cell office:value-type="float" office:value="581.025" calcext:value-type="float">
            <text:p>581,025</text:p>
          </table:table-cell>
          <table:table-cell table:number-columns-repeated="8"/>
        </table:table-row>
      </table:table>
      <table:table table:name="Hash - Open - Cuckoo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14" calcext:value-type="float">
            <text:p>14</text:p>
          </table:table-cell>
          <table:table-cell table:formula="of:=(SUM([.D2:.D6])/5)" office:value-type="float" office:value="2" calcext:value-type="float">
            <text:p>2</text:p>
          </table:table-cell>
          <table:table-cell table:formula="of:=(SUM([.E2:.E6])/5)" office:value-type="float" office:value="0.014" calcext:value-type="float">
            <text:p>0,014</text:p>
          </table:table-cell>
          <table:table-cell table:formula="of:=(SUM([.F2:.F6])/5)" office:value-type="float" office:value="0.0162" calcext:value-type="float">
            <text:p>0,0162</text:p>
          </table:table-cell>
          <table:table-cell table:formula="of:=(SUM([.G2:.G6])/5)" office:value-type="float" office:value="0.0016" calcext:value-type="float">
            <text:p>0,0016</text:p>
          </table:table-cell>
          <table:table-cell table:formula="of:=(SUM([.H2:.H6])/5)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513" calcext:value-type="float">
            <text:p>513</text:p>
          </table:table-cell>
          <table:table-cell table:formula="of:=(SUM([.D7:.D11])/5)" office:value-type="float" office:value="50" calcext:value-type="float">
            <text:p>50</text:p>
          </table:table-cell>
          <table:table-cell table:formula="of:=(SUM([.E7:.E11])/5)" office:value-type="float" office:value="0.0342" calcext:value-type="float">
            <text:p>0,0342</text:p>
          </table:table-cell>
          <table:table-cell table:formula="of:=(SUM([.F7:.F11])/5)" office:value-type="float" office:value="1.5242" calcext:value-type="float">
            <text:p>1,5242</text:p>
          </table:table-cell>
          <table:table-cell table:formula="of:=(SUM([.G7:.G11])/5)" office:value-type="float" office:value="0.0606" calcext:value-type="float">
            <text:p>0,0606</text:p>
          </table:table-cell>
          <table:table-cell table:formula="of:=(SUM([.H7:.H11])/5)" office:value-type="float" office:value="0.7142" calcext:value-type="float">
            <text:p>0,7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505" calcext:value-type="float">
            <text:p>505</text:p>
          </table:table-cell>
          <table:table-cell table:formula="of:=(SUM([.D12:.D16])/5)" office:value-type="float" office:value="51" calcext:value-type="float">
            <text:p>51</text:p>
          </table:table-cell>
          <table:table-cell table:formula="of:=(SUM([.E12:.E16])/5)" office:value-type="float" office:value="0.0388" calcext:value-type="float">
            <text:p>0,0388</text:p>
          </table:table-cell>
          <table:table-cell table:formula="of:=(SUM([.F12:.F16])/5)" office:value-type="float" office:value="1.604" calcext:value-type="float">
            <text:p>1,604</text:p>
          </table:table-cell>
          <table:table-cell table:formula="of:=(SUM([.G12:.G16])/5)" office:value-type="float" office:value="0.071" calcext:value-type="float">
            <text:p>0,071</text:p>
          </table:table-cell>
          <table:table-cell table:formula="of:=(SUM([.H12:.H16])/5)" office:value-type="float" office:value="0.7518" calcext:value-type="float">
            <text:p>0,7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505" calcext:value-type="float">
            <text:p>505</text:p>
          </table:table-cell>
          <table:table-cell table:formula="of:=(SUM([.D17:.D21])/5)" office:value-type="float" office:value="49" calcext:value-type="float">
            <text:p>49</text:p>
          </table:table-cell>
          <table:table-cell table:formula="of:=(SUM([.E17:.E21])/5)" office:value-type="float" office:value="0.0338" calcext:value-type="float">
            <text:p>0,0338</text:p>
          </table:table-cell>
          <table:table-cell table:formula="of:=(SUM([.F17:.F21])/5)" office:value-type="float" office:value="1.565" calcext:value-type="float">
            <text:p>1,565</text:p>
          </table:table-cell>
          <table:table-cell table:formula="of:=(SUM([.G17:.G21])/5)" office:value-type="float" office:value="0.0568" calcext:value-type="float">
            <text:p>0,0568</text:p>
          </table:table-cell>
          <table:table-cell table:formula="of:=(SUM([.H17:.H21])/5)" office:value-type="float" office:value="0.7496" calcext:value-type="float">
            <text:p>0,7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2870" calcext:value-type="float">
            <text:p>2870</text:p>
          </table:table-cell>
          <table:table-cell table:formula="of:=(SUM([.D22:.D26])/5)" office:value-type="float" office:value="297" calcext:value-type="float">
            <text:p>297</text:p>
          </table:table-cell>
          <table:table-cell table:formula="of:=(SUM([.E22:.E26])/5)" office:value-type="float" office:value="0.1336" calcext:value-type="float">
            <text:p>0,1336</text:p>
          </table:table-cell>
          <table:table-cell table:formula="of:=(SUM([.F22:.F26])/5)" office:value-type="float" office:value="7.7546" calcext:value-type="float">
            <text:p>7,7546</text:p>
          </table:table-cell>
          <table:table-cell table:formula="of:=(SUM([.G22:.G26])/5)" office:value-type="float" office:value="0.1492" calcext:value-type="float">
            <text:p>0,1492</text:p>
          </table:table-cell>
          <table:table-cell table:formula="of:=(SUM([.H22:.H26])/5)" office:value-type="float" office:value="3.8344" calcext:value-type="float">
            <text:p>3,8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7" calcext:value-type="float">
            <text:p>0,037</text:p>
          </table:table-cell>
          <table:table-cell office:value-type="float" office:value="1.65" calcext:value-type="float">
            <text:p>1,65</text:p>
          </table:table-cell>
          <table:table-cell office:value-type="float" office:value="0.065" calcext:value-type="float">
            <text:p>0,065</text:p>
          </table:table-cell>
          <table:table-cell office:value-type="float" office:value="0.769" calcext:value-type="float">
            <text:p>0,7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3" calcext:value-type="float">
            <text:p>0,033</text:p>
          </table:table-cell>
          <table:table-cell office:value-type="float" office:value="1.482" calcext:value-type="float">
            <text:p>1,482</text:p>
          </table:table-cell>
          <table:table-cell office:value-type="float" office:value="0.061" calcext:value-type="float">
            <text:p>0,061</text:p>
          </table:table-cell>
          <table:table-cell office:value-type="float" office:value="0.706" calcext:value-type="float">
            <text:p>0,7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,03</text:p>
          </table:table-cell>
          <table:table-cell office:value-type="float" office:value="1.45" calcext:value-type="float">
            <text:p>1,45</text:p>
          </table:table-cell>
          <table:table-cell office:value-type="float" office:value="0.061" calcext:value-type="float">
            <text:p>0,061</text:p>
          </table:table-cell>
          <table:table-cell office:value-type="float" office:value="0.676" calcext:value-type="float">
            <text:p>0,6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,036</text:p>
          </table:table-cell>
          <table:table-cell office:value-type="float" office:value="1.467" calcext:value-type="float">
            <text:p>1,467</text:p>
          </table:table-cell>
          <table:table-cell office:value-type="float" office:value="0.056" calcext:value-type="float">
            <text:p>0,056</text:p>
          </table:table-cell>
          <table:table-cell office:value-type="float" office:value="0.683" calcext:value-type="float">
            <text:p>0,6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office:value-type="float" office:value="0.035" calcext:value-type="float">
            <text:p>0,035</text:p>
          </table:table-cell>
          <table:table-cell office:value-type="float" office:value="1.572" calcext:value-type="float">
            <text:p>1,572</text:p>
          </table:table-cell>
          <table:table-cell office:value-type="float" office:value="0.06" calcext:value-type="float">
            <text:p>0,06</text:p>
          </table:table-cell>
          <table:table-cell office:value-type="float" office:value="0.737" calcext:value-type="float">
            <text:p>0,73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5" calcext:value-type="float">
            <text:p>0,035</text:p>
          </table:table-cell>
          <table:table-cell office:value-type="float" office:value="1.59" calcext:value-type="float">
            <text:p>1,59</text:p>
          </table:table-cell>
          <table:table-cell office:value-type="float" office:value="0.066" calcext:value-type="float">
            <text:p>0,066</text:p>
          </table:table-cell>
          <table:table-cell office:value-type="float" office:value="0.738" calcext:value-type="float">
            <text:p>0,73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3" calcext:value-type="float">
            <text:p>0,033</text:p>
          </table:table-cell>
          <table:table-cell office:value-type="float" office:value="1.614" calcext:value-type="float">
            <text:p>1,614</text:p>
          </table:table-cell>
          <table:table-cell office:value-type="float" office:value="0.07" calcext:value-type="float">
            <text:p>0,07</text:p>
          </table:table-cell>
          <table:table-cell office:value-type="float" office:value="0.773" calcext:value-type="float">
            <text:p>0,7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36" calcext:value-type="float">
            <text:p>0,036</text:p>
          </table:table-cell>
          <table:table-cell office:value-type="float" office:value="1.601" calcext:value-type="float">
            <text:p>1,601</text:p>
          </table:table-cell>
          <table:table-cell office:value-type="float" office:value="0.077" calcext:value-type="float">
            <text:p>0,077</text:p>
          </table:table-cell>
          <table:table-cell office:value-type="float" office:value="0.741" calcext:value-type="float">
            <text:p>0,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47" calcext:value-type="float">
            <text:p>0,047</text:p>
          </table:table-cell>
          <table:table-cell office:value-type="float" office:value="1.667" calcext:value-type="float">
            <text:p>1,667</text:p>
          </table:table-cell>
          <table:table-cell office:value-type="float" office:value="0.063" calcext:value-type="float">
            <text:p>0,063</text:p>
          </table:table-cell>
          <table:table-cell office:value-type="float" office:value="0.787" calcext:value-type="float">
            <text:p>0,78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0.043" calcext:value-type="float">
            <text:p>0,043</text:p>
          </table:table-cell>
          <table:table-cell office:value-type="float" office:value="1.548" calcext:value-type="float">
            <text:p>1,548</text:p>
          </table:table-cell>
          <table:table-cell office:value-type="float" office:value="0.079" calcext:value-type="float">
            <text:p>0,079</text:p>
          </table:table-cell>
          <table:table-cell office:value-type="float" office:value="0.72" calcext:value-type="float">
            <text:p>0,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6" calcext:value-type="float">
            <text:p>0,036</text:p>
          </table:table-cell>
          <table:table-cell office:value-type="float" office:value="1.6" calcext:value-type="float">
            <text:p>1,6</text:p>
          </table:table-cell>
          <table:table-cell office:value-type="float" office:value="0.058" calcext:value-type="float">
            <text:p>0,058</text:p>
          </table:table-cell>
          <table:table-cell office:value-type="float" office:value="0.769" calcext:value-type="float">
            <text:p>0,7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2" calcext:value-type="float">
            <text:p>0,032</text:p>
          </table:table-cell>
          <table:table-cell office:value-type="float" office:value="1.517" calcext:value-type="float">
            <text:p>1,517</text:p>
          </table:table-cell>
          <table:table-cell office:value-type="float" office:value="0.058" calcext:value-type="float">
            <text:p>0,058</text:p>
          </table:table-cell>
          <table:table-cell office:value-type="float" office:value="0.695" calcext:value-type="float">
            <text:p>0,69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3" calcext:value-type="float">
            <text:p>0,033</text:p>
          </table:table-cell>
          <table:table-cell office:value-type="float" office:value="1.599" calcext:value-type="float">
            <text:p>1,599</text:p>
          </table:table-cell>
          <table:table-cell office:value-type="float" office:value="0.052" calcext:value-type="float">
            <text:p>0,052</text:p>
          </table:table-cell>
          <table:table-cell office:value-type="float" office:value="0.779" calcext:value-type="float">
            <text:p>0,7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3" calcext:value-type="float">
            <text:p>0,033</text:p>
          </table:table-cell>
          <table:table-cell office:value-type="float" office:value="1.469" calcext:value-type="float">
            <text:p>1,469</text:p>
          </table:table-cell>
          <table:table-cell office:value-type="float" office:value="0.051" calcext:value-type="float">
            <text:p>0,051</text:p>
          </table:table-cell>
          <table:table-cell office:value-type="float" office:value="0.704" calcext:value-type="float">
            <text:p>0,7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49" calcext:value-type="float">
            <text:p>49</text:p>
          </table:table-cell>
          <table:table-cell office:value-type="float" office:value="0.035" calcext:value-type="float">
            <text:p>0,035</text:p>
          </table:table-cell>
          <table:table-cell office:value-type="float" office:value="1.64" calcext:value-type="float">
            <text:p>1,64</text:p>
          </table:table-cell>
          <table:table-cell office:value-type="float" office:value="0.065" calcext:value-type="float">
            <text:p>0,065</text:p>
          </table:table-cell>
          <table:table-cell office:value-type="float" office:value="0.801" calcext:value-type="float">
            <text:p>0,8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3" calcext:value-type="float">
            <text:p>0,13</text:p>
          </table:table-cell>
          <table:table-cell office:value-type="float" office:value="6.473" calcext:value-type="float">
            <text:p>6,473</text:p>
          </table:table-cell>
          <table:table-cell office:value-type="float" office:value="0.125" calcext:value-type="float">
            <text:p>0,125</text:p>
          </table:table-cell>
          <table:table-cell office:value-type="float" office:value="3.206" calcext:value-type="float">
            <text:p>3,2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,128</text:p>
          </table:table-cell>
          <table:table-cell office:value-type="float" office:value="7.007" calcext:value-type="float">
            <text:p>7,007</text:p>
          </table:table-cell>
          <table:table-cell office:value-type="float" office:value="0.131" calcext:value-type="float">
            <text:p>0,131</text:p>
          </table:table-cell>
          <table:table-cell office:value-type="float" office:value="3.449" calcext:value-type="float">
            <text:p>3,4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52" calcext:value-type="float">
            <text:p>0,152</text:p>
          </table:table-cell>
          <table:table-cell office:value-type="float" office:value="11.692" calcext:value-type="float">
            <text:p>11,692</text:p>
          </table:table-cell>
          <table:table-cell office:value-type="float" office:value="0.24" calcext:value-type="float">
            <text:p>0,24</text:p>
          </table:table-cell>
          <table:table-cell office:value-type="float" office:value="5.802" calcext:value-type="float">
            <text:p>5,8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9" calcext:value-type="float">
            <text:p>0,129</text:p>
          </table:table-cell>
          <table:table-cell office:value-type="float" office:value="7.129" calcext:value-type="float">
            <text:p>7,129</text:p>
          </table:table-cell>
          <table:table-cell office:value-type="float" office:value="0.127" calcext:value-type="float">
            <text:p>0,127</text:p>
          </table:table-cell>
          <table:table-cell office:value-type="float" office:value="3.517" calcext:value-type="float">
            <text:p>3,5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70" calcext:value-type="float">
            <text:p>2870</text:p>
          </table:table-cell>
          <table:table-cell office:value-type="float" office:value="297" calcext:value-type="float">
            <text:p>297</text:p>
          </table:table-cell>
          <table:table-cell office:value-type="float" office:value="0.129" calcext:value-type="float">
            <text:p>0,129</text:p>
          </table:table-cell>
          <table:table-cell office:value-type="float" office:value="6.472" calcext:value-type="float">
            <text:p>6,472</text:p>
          </table:table-cell>
          <table:table-cell office:value-type="float" office:value="0.123" calcext:value-type="float">
            <text:p>0,123</text:p>
          </table:table-cell>
          <table:table-cell office:value-type="float" office:value="3.198" calcext:value-type="float">
            <text:p>3,198</text:p>
          </table:table-cell>
          <table:table-cell table:number-columns-repeated="8"/>
        </table:table-row>
      </table:table>
      <table:table table:name="Hash - Chain - Mov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21" calcext:value-type="float">
            <text:p>21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03" calcext:value-type="float">
            <text:p>0,003</text:p>
          </table:table-cell>
          <table:table-cell table:formula="of:=(SUM([.F2:.F6])/5)" office:value-type="float" office:value="0.0172" calcext:value-type="float">
            <text:p>0,0172</text:p>
          </table:table-cell>
          <table:table-cell table:formula="of:=(SUM([.G2:.G6])/5)" office:value-type="float" office:value="0.0034" calcext:value-type="float">
            <text:p>0,0034</text:p>
          </table:table-cell>
          <table:table-cell table:formula="of:=(SUM([.H2:.H6])/5)" office:value-type="float" office:value="0.0054" calcext:value-type="float">
            <text:p>0,0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1132" calcext:value-type="float">
            <text:p>1132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602" calcext:value-type="float">
            <text:p>0,0602</text:p>
          </table:table-cell>
          <table:table-cell table:formula="of:=(SUM([.F7:.F11])/5)" office:value-type="float" office:value="1.5478" calcext:value-type="float">
            <text:p>1,5478</text:p>
          </table:table-cell>
          <table:table-cell table:formula="of:=(SUM([.G7:.G11])/5)" office:value-type="float" office:value="0.0828" calcext:value-type="float">
            <text:p>0,0828</text:p>
          </table:table-cell>
          <table:table-cell table:formula="of:=(SUM([.H7:.H11])/5)" office:value-type="float" office:value="0.7214" calcext:value-type="float">
            <text:p>0,7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0.003" calcext:value-type="float">
            <text:p>0,003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1086" calcext:value-type="float">
            <text:p>1086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72" calcext:value-type="float">
            <text:p>0,072</text:p>
          </table:table-cell>
          <table:table-cell table:formula="of:=(SUM([.F12:.F16])/5)" office:value-type="float" office:value="1.879" calcext:value-type="float">
            <text:p>1,879</text:p>
          </table:table-cell>
          <table:table-cell table:formula="of:=(SUM([.G12:.G16])/5)" office:value-type="float" office:value="0.1006" calcext:value-type="float">
            <text:p>0,1006</text:p>
          </table:table-cell>
          <table:table-cell table:formula="of:=(SUM([.H12:.H16])/5)" office:value-type="float" office:value="0.8844" calcext:value-type="float">
            <text:p>0,8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1109" calcext:value-type="float">
            <text:p>1109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52" calcext:value-type="float">
            <text:p>0,052</text:p>
          </table:table-cell>
          <table:table-cell table:formula="of:=(SUM([.F17:.F21])/5)" office:value-type="float" office:value="1.5516" calcext:value-type="float">
            <text:p>1,5516</text:p>
          </table:table-cell>
          <table:table-cell table:formula="of:=(SUM([.G17:.G21])/5)" office:value-type="float" office:value="0.0758" calcext:value-type="float">
            <text:p>0,0758</text:p>
          </table:table-cell>
          <table:table-cell table:formula="of:=(SUM([.H17:.H21])/5)" office:value-type="float" office:value="0.7202" calcext:value-type="float">
            <text:p>0,7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5984" calcext:value-type="float">
            <text:p>5984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2474" calcext:value-type="float">
            <text:p>0,2474</text:p>
          </table:table-cell>
          <table:table-cell table:formula="of:=(SUM([.F22:.F26])/5)" office:value-type="float" office:value="7.0186" calcext:value-type="float">
            <text:p>7,0186</text:p>
          </table:table-cell>
          <table:table-cell table:formula="of:=(SUM([.G22:.G26])/5)" office:value-type="float" office:value="0.1954" calcext:value-type="float">
            <text:p>0,1954</text:p>
          </table:table-cell>
          <table:table-cell table:formula="of:=(SUM([.H22:.H26])/5)" office:value-type="float" office:value="3.4688" calcext:value-type="float">
            <text:p>3,4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1.561" calcext:value-type="float">
            <text:p>1,561</text:p>
          </table:table-cell>
          <table:table-cell office:value-type="float" office:value="0.077" calcext:value-type="float">
            <text:p>0,077</text:p>
          </table:table-cell>
          <table:table-cell office:value-type="float" office:value="0.723" calcext:value-type="float">
            <text:p>0,7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 office:value-type="float" office:value="1.513" calcext:value-type="float">
            <text:p>1,513</text:p>
          </table:table-cell>
          <table:table-cell office:value-type="float" office:value="0.072" calcext:value-type="float">
            <text:p>0,072</text:p>
          </table:table-cell>
          <table:table-cell office:value-type="float" office:value="0.718" calcext:value-type="float">
            <text:p>0,71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1.478" calcext:value-type="float">
            <text:p>1,478</text:p>
          </table:table-cell>
          <table:table-cell office:value-type="float" office:value="0.082" calcext:value-type="float">
            <text:p>0,082</text:p>
          </table:table-cell>
          <table:table-cell office:value-type="float" office:value="0.699" calcext:value-type="float">
            <text:p>0,69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  <table:table-cell office:value-type="float" office:value="1.6" calcext:value-type="float">
            <text:p>1,6</text:p>
          </table:table-cell>
          <table:table-cell office:value-type="float" office:value="0.095" calcext:value-type="float">
            <text:p>0,095</text:p>
          </table:table-cell>
          <table:table-cell office:value-type="float" office:value="0.733" calcext:value-type="float">
            <text:p>0,7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1.587" calcext:value-type="float">
            <text:p>1,587</text:p>
          </table:table-cell>
          <table:table-cell office:value-type="float" office:value="0.088" calcext:value-type="float">
            <text:p>0,088</text:p>
          </table:table-cell>
          <table:table-cell office:value-type="float" office:value="0.734" calcext:value-type="float">
            <text:p>0,7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1.604" calcext:value-type="float">
            <text:p>1,604</text:p>
          </table:table-cell>
          <table:table-cell office:value-type="float" office:value="0.087" calcext:value-type="float">
            <text:p>0,087</text:p>
          </table:table-cell>
          <table:table-cell office:value-type="float" office:value="0.752" calcext:value-type="float">
            <text:p>0,75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,072</text:p>
          </table:table-cell>
          <table:table-cell office:value-type="float" office:value="1.623" calcext:value-type="float">
            <text:p>1,623</text:p>
          </table:table-cell>
          <table:table-cell office:value-type="float" office:value="0.089" calcext:value-type="float">
            <text:p>0,089</text:p>
          </table:table-cell>
          <table:table-cell office:value-type="float" office:value="0.751" calcext:value-type="float">
            <text:p>0,7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,065</text:p>
          </table:table-cell>
          <table:table-cell office:value-type="float" office:value="1.578" calcext:value-type="float">
            <text:p>1,578</text:p>
          </table:table-cell>
          <table:table-cell office:value-type="float" office:value="0.091" calcext:value-type="float">
            <text:p>0,091</text:p>
          </table:table-cell>
          <table:table-cell office:value-type="float" office:value="0.746" calcext:value-type="float">
            <text:p>0,74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office:value-type="float" office:value="2.938" calcext:value-type="float">
            <text:p>2,938</text:p>
          </table:table-cell>
          <table:table-cell office:value-type="float" office:value="0.161" calcext:value-type="float">
            <text:p>0,161</text:p>
          </table:table-cell>
          <table:table-cell office:value-type="float" office:value="1.389" calcext:value-type="float">
            <text:p>1,38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1.652" calcext:value-type="float">
            <text:p>1,652</text:p>
          </table:table-cell>
          <table:table-cell office:value-type="float" office:value="0.075" calcext:value-type="float">
            <text:p>0,075</text:p>
          </table:table-cell>
          <table:table-cell office:value-type="float" office:value="0.784" calcext:value-type="float">
            <text:p>0,7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1.502" calcext:value-type="float">
            <text:p>1,502</text:p>
          </table:table-cell>
          <table:table-cell office:value-type="float" office:value="0.074" calcext:value-type="float">
            <text:p>0,074</text:p>
          </table:table-cell>
          <table:table-cell office:value-type="float" office:value="0.707" calcext:value-type="float">
            <text:p>0,7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1.64" calcext:value-type="float">
            <text:p>1,64</text:p>
          </table:table-cell>
          <table:table-cell office:value-type="float" office:value="0.081" calcext:value-type="float">
            <text:p>0,081</text:p>
          </table:table-cell>
          <table:table-cell office:value-type="float" office:value="0.757" calcext:value-type="float">
            <text:p>0,7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,066</text:p>
          </table:table-cell>
          <table:table-cell office:value-type="float" office:value="1.628" calcext:value-type="float">
            <text:p>1,628</text:p>
          </table:table-cell>
          <table:table-cell office:value-type="float" office:value="0.078" calcext:value-type="float">
            <text:p>0,078</text:p>
          </table:table-cell>
          <table:table-cell office:value-type="float" office:value="0.754" calcext:value-type="float">
            <text:p>0,7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office:value-type="float" office:value="1.497" calcext:value-type="float">
            <text:p>1,497</text:p>
          </table:table-cell>
          <table:table-cell office:value-type="float" office:value="0.066" calcext:value-type="float">
            <text:p>0,066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8" calcext:value-type="float">
            <text:p>0,08</text:p>
          </table:table-cell>
          <table:table-cell office:value-type="float" office:value="0.683" calcext:value-type="float">
            <text:p>0,6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84" calcext:value-type="float">
            <text:p>5984</text:p>
          </table:table-cell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,237</text:p>
          </table:table-cell>
          <table:table-cell office:value-type="float" office:value="6.299" calcext:value-type="float">
            <text:p>6,299</text:p>
          </table:table-cell>
          <table:table-cell office:value-type="float" office:value="0.165" calcext:value-type="float">
            <text:p>0,165</text:p>
          </table:table-cell>
          <table:table-cell office:value-type="float" office:value="3.145" calcext:value-type="float">
            <text:p>3,1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984" calcext:value-type="float">
            <text:p>5984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,248</text:p>
          </table:table-cell>
          <table:table-cell office:value-type="float" office:value="6.463" calcext:value-type="float">
            <text:p>6,463</text:p>
          </table:table-cell>
          <table:table-cell office:value-type="float" office:value="0.189" calcext:value-type="float">
            <text:p>0,189</text:p>
          </table:table-cell>
          <table:table-cell office:value-type="float" office:value="3.188" calcext:value-type="float">
            <text:p>3,1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84" calcext:value-type="float">
            <text:p>5984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,251</text:p>
          </table:table-cell>
          <table:table-cell office:value-type="float" office:value="6.886" calcext:value-type="float">
            <text:p>6,886</text:p>
          </table:table-cell>
          <table:table-cell office:value-type="float" office:value="0.178" calcext:value-type="float">
            <text:p>0,178</text:p>
          </table:table-cell>
          <table:table-cell office:value-type="float" office:value="3.387" calcext:value-type="float">
            <text:p>3,38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84" calcext:value-type="float">
            <text:p>5984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,249</text:p>
          </table:table-cell>
          <table:table-cell office:value-type="float" office:value="8.106" calcext:value-type="float">
            <text:p>8,106</text:p>
          </table:table-cell>
          <table:table-cell office:value-type="float" office:value="0.235" calcext:value-type="float">
            <text:p>0,235</text:p>
          </table:table-cell>
          <table:table-cell office:value-type="float" office:value="4.014" calcext:value-type="float">
            <text:p>4,0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984" calcext:value-type="float">
            <text:p>5984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,252</text:p>
          </table:table-cell>
          <table:table-cell office:value-type="float" office:value="7.339" calcext:value-type="float">
            <text:p>7,339</text:p>
          </table:table-cell>
          <table:table-cell office:value-type="float" office:value="0.21" calcext:value-type="float">
            <text:p>0,21</text:p>
          </table:table-cell>
          <table:table-cell office:value-type="float" office:value="3.61" calcext:value-type="float">
            <text:p>3,61</text:p>
          </table:table-cell>
          <table:table-cell table:number-columns-repeated="8"/>
        </table:table-row>
      </table:table>
      <table:table table:name="Hash - Chain - Exact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des</text:p>
          </table:table-cell>
          <table:table-cell office:value-type="string" calcext:value-type="string">
            <text:p>Execució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  <table:table-cell/>
          <table:table-cell office:value-type="string" calcext:value-type="string">
            <text:p>Dades</text:p>
          </table:table-cell>
          <table:table-cell office:value-type="string" calcext:value-type="string">
            <text:p>Ins. Salts</text:p>
          </table:table-cell>
          <table:table-cell office:value-type="string" calcext:value-type="string">
            <text:p>Ins. Errors</text:p>
          </table:table-cell>
          <table:table-cell office:value-type="string" calcext:value-type="string">
            <text:p>Ins. Temps</text:p>
          </table:table-cell>
          <table:table-cell office:value-type="string" calcext:value-type="string">
            <text:p>Cer. Temps</text:p>
          </table:table-cell>
          <table:table-cell office:value-type="string" calcext:value-type="string">
            <text:p>Cer. Temps T.</text:p>
          </table:table-cell>
          <table:table-cell office:value-type="string" calcext:value-type="string">
            <text:p>Cer. Temps !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C2:.C6])/5)" office:value-type="float" office:value="14" calcext:value-type="float">
            <text:p>14</text:p>
          </table:table-cell>
          <table:table-cell table:formula="of:=(SUM([.D2:.D6])/5)" office:value-type="float" office:value="0" calcext:value-type="float">
            <text:p>0</text:p>
          </table:table-cell>
          <table:table-cell table:formula="of:=(SUM([.E2:.E6])/5)" office:value-type="float" office:value="0.0152" calcext:value-type="float">
            <text:p>0,0152</text:p>
          </table:table-cell>
          <table:table-cell table:formula="of:=(SUM([.F2:.F6])/5)" office:value-type="float" office:value="0.0148" calcext:value-type="float">
            <text:p>0,0148</text:p>
          </table:table-cell>
          <table:table-cell table:formula="of:=(SUM([.G2:.G6])/5)" office:value-type="float" office:value="0.0036" calcext:value-type="float">
            <text:p>0,0036</text:p>
          </table:table-cell>
          <table:table-cell table:formula="of:=(SUM([.H2:.H6])/5)" office:value-type="float" office:value="0.0038" calcext:value-type="float">
            <text:p>0,0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C7:.C11])/5)" office:value-type="float" office:value="1121" calcext:value-type="float">
            <text:p>1121</text:p>
          </table:table-cell>
          <table:table-cell table:formula="of:=(SUM([.D7:.D11])/5)" office:value-type="float" office:value="0" calcext:value-type="float">
            <text:p>0</text:p>
          </table:table-cell>
          <table:table-cell table:formula="of:=(SUM([.E7:.E11])/5)" office:value-type="float" office:value="0.0744" calcext:value-type="float">
            <text:p>0,0744</text:p>
          </table:table-cell>
          <table:table-cell table:formula="of:=(SUM([.F7:.F11])/5)" office:value-type="float" office:value="1.6196" calcext:value-type="float">
            <text:p>1,6196</text:p>
          </table:table-cell>
          <table:table-cell table:formula="of:=(SUM([.G7:.G11])/5)" office:value-type="float" office:value="0.0834" calcext:value-type="float">
            <text:p>0,0834</text:p>
          </table:table-cell>
          <table:table-cell table:formula="of:=(SUM([.H7:.H11])/5)" office:value-type="float" office:value="0.7644" calcext:value-type="float">
            <text:p>0,7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C12:.C16])/5)" office:value-type="float" office:value="1084" calcext:value-type="float">
            <text:p>1084</text:p>
          </table:table-cell>
          <table:table-cell table:formula="of:=(SUM([.D12:.D16])/5)" office:value-type="float" office:value="0" calcext:value-type="float">
            <text:p>0</text:p>
          </table:table-cell>
          <table:table-cell table:formula="of:=(SUM([.E12:.E16])/5)" office:value-type="float" office:value="0.0696" calcext:value-type="float">
            <text:p>0,0696</text:p>
          </table:table-cell>
          <table:table-cell table:formula="of:=(SUM([.F12:.F16])/5)" office:value-type="float" office:value="1.6412" calcext:value-type="float">
            <text:p>1,6412</text:p>
          </table:table-cell>
          <table:table-cell table:formula="of:=(SUM([.G12:.G16])/5)" office:value-type="float" office:value="0.0846" calcext:value-type="float">
            <text:p>0,0846</text:p>
          </table:table-cell>
          <table:table-cell table:formula="of:=(SUM([.H12:.H16])/5)" office:value-type="float" office:value="0.7832" calcext:value-type="float">
            <text:p>0,7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C17:.C21])/5)" office:value-type="float" office:value="1117" calcext:value-type="float">
            <text:p>1117</text:p>
          </table:table-cell>
          <table:table-cell table:formula="of:=(SUM([.D17:.D21])/5)" office:value-type="float" office:value="0" calcext:value-type="float">
            <text:p>0</text:p>
          </table:table-cell>
          <table:table-cell table:formula="of:=(SUM([.E17:.E21])/5)" office:value-type="float" office:value="0.0746" calcext:value-type="float">
            <text:p>0,0746</text:p>
          </table:table-cell>
          <table:table-cell table:formula="of:=(SUM([.F17:.F21])/5)" office:value-type="float" office:value="1.6048" calcext:value-type="float">
            <text:p>1,6048</text:p>
          </table:table-cell>
          <table:table-cell table:formula="of:=(SUM([.G17:.G21])/5)" office:value-type="float" office:value="0.079" calcext:value-type="float">
            <text:p>0,079</text:p>
          </table:table-cell>
          <table:table-cell table:formula="of:=(SUM([.H17:.H21])/5)" office:value-type="float" office:value="0.7542" calcext:value-type="float">
            <text:p>0,7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02" calcext:value-type="float">
            <text:p>0,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C22:.C26])/5)" office:value-type="float" office:value="6004" calcext:value-type="float">
            <text:p>6004</text:p>
          </table:table-cell>
          <table:table-cell table:formula="of:=(SUM([.D22:.D26])/5)" office:value-type="float" office:value="0" calcext:value-type="float">
            <text:p>0</text:p>
          </table:table-cell>
          <table:table-cell table:formula="of:=(SUM([.E22:.E26])/5)" office:value-type="float" office:value="0.396" calcext:value-type="float">
            <text:p>0,396</text:p>
          </table:table-cell>
          <table:table-cell table:formula="of:=(SUM([.F22:.F26])/5)" office:value-type="float" office:value="7.571" calcext:value-type="float">
            <text:p>7,571</text:p>
          </table:table-cell>
          <table:table-cell table:formula="of:=(SUM([.G22:.G26])/5)" office:value-type="float" office:value="0.2118" calcext:value-type="float">
            <text:p>0,2118</text:p>
          </table:table-cell>
          <table:table-cell table:formula="of:=(SUM([.H22:.H26])/5)" office:value-type="float" office:value="3.7764" calcext:value-type="float">
            <text:p>3,7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4" calcext:value-type="float">
            <text:p>0,084</text:p>
          </table:table-cell>
          <table:table-cell office:value-type="float" office:value="0.762" calcext:value-type="float">
            <text:p>0,7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4" calcext:value-type="float">
            <text:p>0,084</text:p>
          </table:table-cell>
          <table:table-cell office:value-type="float" office:value="0.801" calcext:value-type="float">
            <text:p>0,8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1.616" calcext:value-type="float">
            <text:p>1,616</text:p>
          </table:table-cell>
          <table:table-cell office:value-type="float" office:value="0.087" calcext:value-type="float">
            <text:p>0,087</text:p>
          </table:table-cell>
          <table:table-cell office:value-type="float" office:value="0.761" calcext:value-type="float">
            <text:p>0,7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1.552" calcext:value-type="float">
            <text:p>1,552</text:p>
          </table:table-cell>
          <table:table-cell office:value-type="float" office:value="0.079" calcext:value-type="float">
            <text:p>0,079</text:p>
          </table:table-cell>
          <table:table-cell office:value-type="float" office:value="0.743" calcext:value-type="float">
            <text:p>0,7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,097</text:p>
          </table:table-cell>
          <table:table-cell office:value-type="float" office:value="1.614" calcext:value-type="float">
            <text:p>1,614</text:p>
          </table:table-cell>
          <table:table-cell office:value-type="float" office:value="0.083" calcext:value-type="float">
            <text:p>0,083</text:p>
          </table:table-cell>
          <table:table-cell office:value-type="float" office:value="0.755" calcext:value-type="float">
            <text:p>0,75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1.697" calcext:value-type="float">
            <text:p>1,697</text:p>
          </table:table-cell>
          <table:table-cell office:value-type="float" office:value="0.085" calcext:value-type="float">
            <text:p>0,085</text:p>
          </table:table-cell>
          <table:table-cell office:value-type="float" office:value="0.846" calcext:value-type="float">
            <text:p>0,84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,068</text:p>
          </table:table-cell>
          <table:table-cell office:value-type="float" office:value="1.679" calcext:value-type="float">
            <text:p>1,679</text:p>
          </table:table-cell>
          <table:table-cell office:value-type="float" office:value="0.09" calcext:value-type="float">
            <text:p>0,09</text:p>
          </table:table-cell>
          <table:table-cell office:value-type="float" office:value="0.788" calcext:value-type="float">
            <text:p>0,7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,079</text:p>
          </table:table-cell>
          <table:table-cell office:value-type="float" office:value="1.606" calcext:value-type="float">
            <text:p>1,606</text:p>
          </table:table-cell>
          <table:table-cell office:value-type="float" office:value="0.091" calcext:value-type="float">
            <text:p>0,091</text:p>
          </table:table-cell>
          <table:table-cell office:value-type="float" office:value="0.773" calcext:value-type="float">
            <text:p>0,7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 office:value-type="float" office:value="1.552" calcext:value-type="float">
            <text:p>1,552</text:p>
          </table:table-cell>
          <table:table-cell office:value-type="float" office:value="0.068" calcext:value-type="float">
            <text:p>0,068</text:p>
          </table:table-cell>
          <table:table-cell office:value-type="float" office:value="0.715" calcext:value-type="float">
            <text:p>0,7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1.672" calcext:value-type="float">
            <text:p>1,672</text:p>
          </table:table-cell>
          <table:table-cell office:value-type="float" office:value="0.089" calcext:value-type="float">
            <text:p>0,089</text:p>
          </table:table-cell>
          <table:table-cell office:value-type="float" office:value="0.794" calcext:value-type="float">
            <text:p>0,7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1.556" calcext:value-type="float">
            <text:p>1,556</text:p>
          </table:table-cell>
          <table:table-cell office:value-type="float" office:value="0.082" calcext:value-type="float">
            <text:p>0,082</text:p>
          </table:table-cell>
          <table:table-cell office:value-type="float" office:value="0.73" calcext:value-type="float">
            <text:p>0,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 office:value-type="float" office:value="1.588" calcext:value-type="float">
            <text:p>1,588</text:p>
          </table:table-cell>
          <table:table-cell office:value-type="float" office:value="0.073" calcext:value-type="float">
            <text:p>0,073</text:p>
          </table:table-cell>
          <table:table-cell office:value-type="float" office:value="0.761" calcext:value-type="float">
            <text:p>0,7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,071</text:p>
          </table:table-cell>
          <table:table-cell office:value-type="float" office:value="1.646" calcext:value-type="float">
            <text:p>1,646</text:p>
          </table:table-cell>
          <table:table-cell office:value-type="float" office:value="0.085" calcext:value-type="float">
            <text:p>0,085</text:p>
          </table:table-cell>
          <table:table-cell office:value-type="float" office:value="0.782" calcext:value-type="float">
            <text:p>0,7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,084</text:p>
          </table:table-cell>
          <table:table-cell office:value-type="float" office:value="1.586" calcext:value-type="float">
            <text:p>1,586</text:p>
          </table:table-cell>
          <table:table-cell office:value-type="float" office:value="0.078" calcext:value-type="float">
            <text:p>0,078</text:p>
          </table:table-cell>
          <table:table-cell office:value-type="float" office:value="0.725" calcext:value-type="float">
            <text:p>0,7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1.648" calcext:value-type="float">
            <text:p>1,648</text:p>
          </table:table-cell>
          <table:table-cell office:value-type="float" office:value="0.077" calcext:value-type="float">
            <text:p>0,077</text:p>
          </table:table-cell>
          <table:table-cell office:value-type="float" office:value="0.773" calcext:value-type="float">
            <text:p>0,7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,383</text:p>
          </table:table-cell>
          <table:table-cell office:value-type="float" office:value="7.441" calcext:value-type="float">
            <text:p>7,441</text:p>
          </table:table-cell>
          <table:table-cell office:value-type="float" office:value="0.204" calcext:value-type="float">
            <text:p>0,204</text:p>
          </table:table-cell>
          <table:table-cell office:value-type="float" office:value="3.653" calcext:value-type="float">
            <text:p>3,6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,324</text:p>
          </table:table-cell>
          <table:table-cell office:value-type="float" office:value="7.263" calcext:value-type="float">
            <text:p>7,263</text:p>
          </table:table-cell>
          <table:table-cell office:value-type="float" office:value="0.218" calcext:value-type="float">
            <text:p>0,218</text:p>
          </table:table-cell>
          <table:table-cell office:value-type="float" office:value="3.653" calcext:value-type="float">
            <text:p>3,6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,357</text:p>
          </table:table-cell>
          <table:table-cell office:value-type="float" office:value="6.428" calcext:value-type="float">
            <text:p>6,428</text:p>
          </table:table-cell>
          <table:table-cell office:value-type="float" office:value="0.197" calcext:value-type="float">
            <text:p>0,197</text:p>
          </table:table-cell>
          <table:table-cell office:value-type="float" office:value="3.238" calcext:value-type="float">
            <text:p>3,2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,567</text:p>
          </table:table-cell>
          <table:table-cell office:value-type="float" office:value="9.6" calcext:value-type="float">
            <text:p>9,6</text:p>
          </table:table-cell>
          <table:table-cell office:value-type="float" office:value="0.251" calcext:value-type="float">
            <text:p>0,251</text:p>
          </table:table-cell>
          <table:table-cell office:value-type="float" office:value="4.755" calcext:value-type="float">
            <text:p>4,7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office:value-type="float" office:value="7.123" calcext:value-type="float">
            <text:p>7,123</text:p>
          </table:table-cell>
          <table:table-cell office:value-type="float" office:value="0.189" calcext:value-type="float">
            <text:p>0,189</text:p>
          </table:table-cell>
          <table:table-cell office:value-type="float" office:value="3.583" calcext:value-type="float">
            <text:p>3,58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2:35:21.80758273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Closa</meta:initial-creator>
    <meta:creation-date>2018-05-01T11:39:30.018874009</meta:creation-date>
    <meta:generator>LibreOffice/5.0.3.2$Linux_X86_64 LibreOffice_project/00m0$Build-2</meta:generator>
    <dc:date>2018-05-01T12:46:26.666629905</dc:date>
    <dc:creator>Oriol Closa</dc:creator>
    <meta:editing-duration>PT32M16S</meta:editing-duration>
    <meta:editing-cycles>6</meta:editing-cycles>
    <meta:document-statistic meta:table-count="6" meta:cell-count="1500" meta:object-count="0"/>
  </office:meta>
</office:document-meta>
</file>